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aa95"/>
      <style:text-properties fo:color="#000000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ea7500"/>
    </style:style>
    <style:style style:name="ce5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10" table:default-cell-style-name="ce3"/>
        <table:table-column table:style-name="co1" table:number-columns-repeated="80" table:default-cell-style-name="ce4"/>
        <table:table-column table:style-name="co1" table:number-columns-repeated="10" table:default-cell-style-name="ce3"/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14" table:style-name="ce10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16"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  <table:table-cell table:number-columns-repeated="18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19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20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21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22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22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22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3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3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3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3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22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21" table:style-name="ce10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0"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4:09:18.798000000</meta:creation-date>
    <dc:date>2024-05-05T16:50:21.311000000</dc:date>
    <meta:editing-duration>PT2H27M39S</meta:editing-duration>
    <meta:editing-cycles>7</meta:editing-cycles>
    <meta:generator>LibreOffice/7.5.0.3$Windows_X86_64 LibreOffice_project/c21113d003cd3efa8c53188764377a8272d9d6de</meta:generator>
    <meta:document-statistic meta:table-count="1" meta:cell-count="10201" meta:object-count="0"/>
  </office:meta>
</office:document-meta>
</file>